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1498eb"/>
    </style:style>
    <style:style style:name="P3" style:family="paragraph" style:parent-style-name="Heading_20_3">
      <style:text-properties officeooo:rsid="001443fd" officeooo:paragraph-rsid="001443fd"/>
    </style:style>
    <style:style style:name="P4" style:family="paragraph" style:parent-style-name="Heading_20_3">
      <style:paragraph-properties fo:break-before="page"/>
      <style:text-properties officeooo:rsid="001443fd" officeooo:paragraph-rsid="001443fd"/>
    </style:style>
    <style:style style:name="P5" style:family="paragraph" style:parent-style-name="Heading_20_3" style:list-style-name="">
      <style:text-properties officeooo:rsid="001443fd" officeooo:paragraph-rsid="001443fd"/>
    </style:style>
    <style:style style:name="P6" style:family="paragraph" style:parent-style-name="Preformatted_20_Text">
      <style:text-properties officeooo:rsid="001443fd" officeooo:paragraph-rsid="001443fd"/>
    </style:style>
    <style:style style:name="P7" style:family="paragraph" style:parent-style-name="Subtitle" style:master-page-name="Standard">
      <style:paragraph-properties style:page-number="95"/>
      <style:text-properties officeooo:rsid="001443fd" officeooo:paragraph-rsid="001443fd"/>
    </style:style>
    <style:style style:name="T1" style:family="text">
      <style:text-properties officeooo:rsid="00149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pendix A – Arduino Code</text:p>
      <text:h text:style-name="Heading_20_3" text:outline-level="3">Step 10 – ReadButton.ino</text:h>
      <text:p text:style-name="Preformatted_20_Text">#define buttonPin 2</text:p>
      <text:p text:style-name="Preformatted_20_Text"/>
      <text:p text:style-name="Preformatted_20_Text">void setup() {</text:p>
      <text:p text:style-name="Preformatted_20_Text"><text:s text:c="2"/>pinMode(buttonPin, INPUT);</text:p>
      <text:p text:style-name="Preformatted_20_Text"><text:s text:c="2"/>Serial.begin(9600);</text:p>
      <text:p text:style-name="Preformatted_20_Text"><text:s text:c="2"/>Serial.println("Setup Complete"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if (digitalRead(buttonPin))</text:p>
      <text:p text:style-name="Preformatted_20_Text"><text:s text:c="4"/>Serial.println("Button Pressed");</text:p>
      <text:p text:style-name="Preformatted_20_Text"><text:s text:c="2"/>else</text:p>
      <text:p text:style-name="Preformatted_20_Text"><text:s text:c="4"/>Serial.println("Button Not Pressed");</text:p>
      <text:p text:style-name="Preformatted_20_Text"><text:s text:c="2"/>delay(2000);</text:p>
      <text:p text:style-name="Preformatted_20_Text">}</text:p>
      <text:h text:style-name="Heading_20_3" text:outline-level="3">Step 12 – ReadAnalog.ino</text:h>
      <text:p text:style-name="Preformatted_20_Text">#define buttonPin 2</text:p>
      <text:p text:style-name="Preformatted_20_Text"/>
      <text:p text:style-name="Preformatted_20_Text">void setup() {</text:p>
      <text:p text:style-name="Preformatted_20_Text"><text:s text:c="2"/>pinMode(buttonPin, INPUT);</text:p>
      <text:p text:style-name="Preformatted_20_Text"><text:s text:c="2"/>Serial.begin(9600);</text:p>
      <text:p text:style-name="Preformatted_20_Text"><text:s text:c="2"/>Serial.println("Setup Complete"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if (digitalRead(buttonPin))</text:p>
      <text:p text:style-name="Preformatted_20_Text"><text:s text:c="4"/>Serial.println("Button Pressed");</text:p>
      <text:p text:style-name="Preformatted_20_Text"><text:s text:c="2"/>else</text:p>
      <text:p text:style-name="Preformatted_20_Text"><text:s text:c="4"/>Serial.println("Button Not Pressed");</text:p>
      <text:p text:style-name="Preformatted_20_Text"><text:s text:c="2"/>delay(2000);</text:p>
      <text:p text:style-name="Preformatted_20_Text">}</text:p>
      <text:p text:style-name="Preformatted_20_Text"/>
      <text:h text:style-name="P4" text:outline-level="3" text:is-list-header="true">Step 13 – ReadVoltage.ino</text:h>
      <text:p text:style-name="P6">void setup() {</text:p>
      <text:p text:style-name="P6"><text:s text:c="2"/>pinMode(A0, INPUT);</text:p>
      <text:p text:style-name="P6"><text:s text:c="2"/>Serial.begin(9600);</text:p>
      <text:p text:style-name="P6"><text:s text:c="2"/>Serial.println("Setup Complete");</text:p>
      <text:p text:style-name="P6">}</text:p>
      <text:p text:style-name="P6"/>
      <text:p text:style-name="P6">void loop() {</text:p>
      <text:p text:style-name="P6"><text:s text:c="2"/>int analogValue = analogRead(A0);</text:p>
      <text:p text:style-name="P6"><text:s text:c="2"/>float voltage = analogValue * (5.0 / 1023.0);</text:p>
      <text:p text:style-name="P6"><text:s text:c="2"/>Serial.print(voltage);</text:p>
      <text:p text:style-name="P6"><text:s text:c="2"/>Serial.println(" volts");</text:p>
      <text:p text:style-name="P6"><text:s text:c="2"/>delay(250);</text:p>
      <text:p text:style-name="P6">}</text:p>
      <text:h text:style-name="P3" text:outline-level="3">Step 17 – LEDdimmer.ino</text:h>
      <text:p text:style-name="Preformatted_20_Text">#define LEDpin 3</text:p>
      <text:p text:style-name="Preformatted_20_Text"/>
      <text:p text:style-name="Preformatted_20_Text">void setup() {</text:p>
      <text:p text:style-name="Preformatted_20_Text"><text:s text:c="2"/>pinMode(LEDpin, INPUT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analogWrite(LEDpin, 250); <text:s/>// bright</text:p>
      <text:p text:style-name="Preformatted_20_Text"><text:s text:c="2"/>delay(1000);</text:p>
      <text:p text:style-name="Preformatted_20_Text"><text:s text:c="2"/>analogWrite(LEDpin, 150); <text:s/>// dim</text:p>
      <text:p text:style-name="Preformatted_20_Text"><text:s text:c="2"/>delay(1000);</text:p>
      <text:p text:style-name="Preformatted_20_Text"><text:s text:c="2"/>analogWrite(LEDpin, 50); <text:s text:c="2"/>// dimmer</text:p>
      <text:p text:style-name="Preformatted_20_Text"><text:s text:c="2"/>delay(1000);</text:p>
      <text:p text:style-name="Preformatted_20_Text">}</text:p>
      <text:h text:style-name="P5" text:outline-level="3"/>
      <text:h text:style-name="P4" text:outline-level="3">Step 19 – ReadTemp.ino</text:h>
      <text:p text:style-name="Preformatted_20_Text">// Read Temperature Sensor TMP36GT9Z on Pin A0</text:p>
      <text:p text:style-name="Preformatted_20_Text"/>
      <text:p text:style-name="Preformatted_20_Text">void setup() {</text:p>
      <text:p text:style-name="Preformatted_20_Text"><text:s text:c="2"/>pinMode(A0, INPUT);</text:p>
      <text:p text:style-name="Preformatted_20_Text"><text:s text:c="2"/>Serial.begin(9600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int <text:s text:c="2"/>analogValue = analogRead(A0);</text:p>
      <text:p text:style-name="Preformatted_20_Text"/>
      <text:p text:style-name="Preformatted_20_Text"><text:s text:c="2"/>float volts = analogValue * (5.0 / 1023.0);</text:p>
      <text:p text:style-name="Preformatted_20_Text"><text:s text:c="2"/>float millivolts = volts * 1000;</text:p>
      <text:p text:style-name="Preformatted_20_Text"><text:s text:c="2"/>float tempC = (millivolts - 500) / 10;</text:p>
      <text:p text:style-name="Preformatted_20_Text"><text:s text:c="2"/>float tempF = (tempC * 1.8) + 32;</text:p>
      <text:p text:style-name="Preformatted_20_Text"/>
      <text:p text:style-name="Preformatted_20_Text"><text:s text:c="2"/>Serial.print(tempC);</text:p>
      <text:p text:style-name="Preformatted_20_Text"><text:s text:c="2"/>Serial.print(" \xC2\xB0"); // degree symbol</text:p>
      <text:p text:style-name="Preformatted_20_Text"><text:s text:c="2"/>Serial.print("C <text:s/>");</text:p>
      <text:p text:style-name="Preformatted_20_Text"/>
      <text:p text:style-name="Preformatted_20_Text"><text:s text:c="2"/>Serial.print(tempF);</text:p>
      <text:p text:style-name="Preformatted_20_Text"><text:s text:c="2"/>Serial.print(" \xC2\xB0"); // degree symbol</text:p>
      <text:p text:style-name="Preformatted_20_Text"><text:s text:c="2"/>Serial.println("F");</text:p>
      <text:p text:style-name="Preformatted_20_Text"><text:s text:c="2"/></text:p>
      <text:p text:style-name="Preformatted_20_Text"><text:s text:c="2"/>delay(1500);</text:p>
      <text:p text:style-name="Preformatted_20_Text">}</text:p>
      <text:h text:style-name="P5" text:outline-level="3"/>
      <text:h text:style-name="P4" text:outline-level="3">Step 20 – ControlFlow.ino</text:h>
      <text:p text:style-name="Preformatted_20_Text">// anything after a double slash is a comment</text:p>
      <text:p text:style-name="Preformatted_20_Text">// comments are not run in the program</text:p>
      <text:p text:style-name="Preformatted_20_Text">// a comment documents what the program is doing as a</text:p>
      <text:p text:style-name="Preformatted_20_Text">// <text:s text:c="10"/>note to others or even you in the future</text:p>
      <text:p text:style-name="Preformatted_20_Text">/* anything inside a pair of slash-stars is a comment */</text:p>
      <text:p text:style-name="Preformatted_20_Text"/>
      <text:p text:style-name="Preformatted_20_Text">void setup() {</text:p>
      <text:p text:style-name="Preformatted_20_Text"><text:s text:c="2"/>Serial.begin(9600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int i;</text:p>
      <text:p text:style-name="Preformatted_20_Text"/>
      <text:p text:style-name="Preformatted_20_Text"><text:s text:c="2"/>i=0;</text:p>
      <text:p text:style-name="Preformatted_20_Text"><text:s text:c="2"/>if (i&lt;1) {</text:p>
      <text:p text:style-name="Preformatted_20_Text"><text:s text:c="4"/>Serial.println("Yes, zero is less than one.");</text:p>
      <text:p text:style-name="Preformatted_20_Text"><text:s text:c="2"/>}</text:p>
      <text:p text:style-name="Preformatted_20_Text"/>
      <text:p text:style-name="Preformatted_20_Text"><text:s text:c="2"/>if (i&gt;1) {</text:p>
      <text:p text:style-name="Preformatted_20_Text"><text:s text:c="4"/>Serial.println("No! <text:s/>This line should never be reached.");</text:p>
      <text:p text:style-name="Preformatted_20_Text"><text:s text:c="2"/>} else {</text:p>
      <text:p text:style-name="Preformatted_20_Text"><text:s text:c="4"/>Serial.println("Yes, zero is not greater than one."); <text:s text:c="3"/></text:p>
      <text:p text:style-name="Preformatted_20_Text"><text:s text:c="2"/>}</text:p>
      <text:p text:style-name="Preformatted_20_Text"/>
      <text:p text:style-name="Preformatted_20_Text"><text:s text:c="2"/>Serial.println("Let's count to five using a for loop...");</text:p>
      <text:p text:style-name="Preformatted_20_Text"><text:s text:c="2"/>for (i=1; i &lt; 6; i++) {</text:p>
      <text:p text:style-name="Preformatted_20_Text"><text:s text:c="4"/>Serial.println(i);</text:p>
      <text:p text:style-name="Preformatted_20_Text"><text:s text:c="2"/>}</text:p>
      <text:p text:style-name="Preformatted_20_Text"/>
      <text:p text:style-name="Preformatted_20_Text"><text:s text:c="2"/>i=1;</text:p>
      <text:p text:style-name="Preformatted_20_Text"><text:s text:c="2"/>Serial.println("Let's count to five using a while loop...");</text:p>
      <text:p text:style-name="Preformatted_20_Text"><text:s text:c="2"/>while (i &lt;= 5) {</text:p>
      <text:p text:style-name="Preformatted_20_Text"><text:s text:c="4"/>Serial.println(i);</text:p>
      <text:p text:style-name="Preformatted_20_Text"><text:s text:c="4"/>i++;</text:p>
      <text:p text:style-name="Preformatted_20_Text"><text:s text:c="2"/>}</text:p>
      <text:p text:style-name="Preformatted_20_Text"><text:s text:c="2"/></text:p>
      <text:p text:style-name="Preformatted_20_Text"><text:s text:c="2"/>Serial.println("Let's get stuck in an infinite loop...");</text:p>
      <text:p text:style-name="Preformatted_20_Text"><text:s text:c="2"/>while (true); <text:s/>// true is always true</text:p>
      <text:p text:style-name="Preformatted_20_Text">}</text:p>
      <text:h text:style-name="P5" text:outline-level="3"/>
      <text:h text:style-name="P4" text:outline-level="3">Step 21 – DataArrays.ino</text:h>
      <text:p text:style-name="Preformatted_20_Text">void setup() {</text:p>
      <text:p text:style-name="Preformatted_20_Text"><text:s text:c="2"/>Serial.begin(9600);</text:p>
      <text:p text:style-name="Preformatted_20_Text"><text:s text:c="2"/>Serial.println("Setup Complete"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Serial.println("intialize an array of five integers:");</text:p>
      <text:p text:style-name="Preformatted_20_Text"><text:s text:c="2"/>Serial.println("int myArray[5] = {3, 4, 5, 6, 7}");</text:p>
      <text:p text:style-name="Preformatted_20_Text"><text:s text:c="2"/>int myArray[5] = {3, 4, 5, 6, 7};</text:p>
      <text:p text:style-name="Preformatted_20_Text"/>
      <text:p text:style-name="Preformatted_20_Text"><text:s text:c="2"/>for (int c=0; c&lt;5; c++){</text:p>
      <text:p text:style-name="Preformatted_20_Text"><text:s text:c="4"/>Serial.print("element ");</text:p>
      <text:p text:style-name="Preformatted_20_Text"><text:s text:c="4"/>Serial.print(c);</text:p>
      <text:p text:style-name="Preformatted_20_Text"><text:s text:c="4"/>Serial.print(" of myArray is ");</text:p>
      <text:p text:style-name="Preformatted_20_Text"><text:s text:c="4"/>Serial.println(myArray[c]);</text:p>
      <text:p text:style-name="Preformatted_20_Text"><text:s text:c="2"/>}</text:p>
      <text:p text:style-name="Preformatted_20_Text"><text:s text:c="2"/></text:p>
      <text:p text:style-name="Preformatted_20_Text"><text:s text:c="2"/>Serial.println("The first element is index 0");</text:p>
      <text:p text:style-name="Preformatted_20_Text"><text:s text:c="2"/>Serial.println("The last element is index 4");</text:p>
      <text:p text:style-name="Preformatted_20_Text"><text:s text:c="2"/>Serial.println("There is no index 5");</text:p>
      <text:p text:style-name="Preformatted_20_Text"/>
      <text:p text:style-name="Preformatted_20_Text"><text:s text:c="2"/>Serial.println(); //skip a line</text:p>
      <text:p text:style-name="Preformatted_20_Text"><text:s text:c="2"/>Serial.println("An array of characters is a string of text"); </text:p>
      <text:p text:style-name="Preformatted_20_Text"><text:s text:c="2"/>Serial.println("char myString[]=\"my pet is a cat\"");</text:p>
      <text:p text:style-name="Preformatted_20_Text"><text:s text:c="2"/>char myString[]="my pet is a cat";</text:p>
      <text:p text:style-name="Preformatted_20_Text"><text:s text:c="2"/>Serial.println(myString);</text:p>
      <text:p text:style-name="Preformatted_20_Text"><text:s text:c="2"/>Serial.println("change element 12 from c to r");</text:p>
      <text:p text:style-name="Preformatted_20_Text"><text:s text:c="2"/>myString[12]='r';</text:p>
      <text:p text:style-name="Preformatted_20_Text"><text:s text:c="2"/>Serial.println(myString);</text:p>
      <text:p text:style-name="Preformatted_20_Text"/>
      <text:p text:style-name="Preformatted_20_Text"><text:s text:c="2"/>while(1); <text:s/>//just wait forever</text:p>
      <text:p text:style-name="Preformatted_20_Text">}</text:p>
      <text:h text:style-name="P5" text:outline-level="3"/>
      <text:h text:style-name="P4" text:outline-level="3">Step 22 – Sounds.ino</text:h>
      <text:p text:style-name="Preformatted_20_Text">#define NOTE_D7 <text:s/>2349</text:p>
      <text:p text:style-name="Preformatted_20_Text">#define NOTE_E7 <text:s/>2637</text:p>
      <text:p text:style-name="Preformatted_20_Text">#define NOTE_C7 <text:s/>2093</text:p>
      <text:p text:style-name="Preformatted_20_Text">#define NOTE_C6 <text:s/>1047</text:p>
      <text:p text:style-name="Preformatted_20_Text">#define NOTE_G6 <text:s/>1568</text:p>
      <text:p text:style-name="Preformatted_20_Text"/>
      <text:p text:style-name="Preformatted_20_Text">#define noteDuration 800</text:p>
      <text:p text:style-name="Preformatted_20_Text">#define notePause 900</text:p>
      <text:p text:style-name="Preformatted_20_Text"/>
      <text:p text:style-name="Preformatted_20_Text">#define buzzerPin 8</text:p>
      <text:p text:style-name="Preformatted_20_Text"/>
      <text:p text:style-name="Preformatted_20_Text">void setup() {</text:p>
      <text:p text:style-name="Preformatted_20_Text"><text:s text:c="2"/></text:p>
      <text:p text:style-name="Preformatted_20_Text">}</text:p>
      <text:p text:style-name="Preformatted_20_Text"/>
      <text:p text:style-name="Preformatted_20_Text">void loop() {</text:p>
      <text:p text:style-name="Preformatted_20_Text"><text:s text:c="2"/>tone(buzzerPin, NOTE_D7, noteDuration);</text:p>
      <text:p text:style-name="Preformatted_20_Text"><text:s text:c="2"/>delay(notePause);</text:p>
      <text:p text:style-name="Preformatted_20_Text"><text:s text:c="2"/>noTone(buzzerPin);</text:p>
      <text:p text:style-name="Preformatted_20_Text"/>
      <text:p text:style-name="Preformatted_20_Text"><text:s text:c="2"/>tone(buzzerPin, NOTE_E7, noteDuration);</text:p>
      <text:p text:style-name="Preformatted_20_Text"><text:s text:c="2"/>delay(notePause);</text:p>
      <text:p text:style-name="Preformatted_20_Text"><text:s text:c="2"/>noTone(buzzerPin);</text:p>
      <text:p text:style-name="Preformatted_20_Text"/>
      <text:p text:style-name="Preformatted_20_Text"><text:s text:c="2"/>tone(buzzerPin, NOTE_C7, noteDuration);</text:p>
      <text:p text:style-name="Preformatted_20_Text"><text:s text:c="2"/>delay(notePause);</text:p>
      <text:p text:style-name="Preformatted_20_Text"><text:s text:c="2"/>noTone(buzzerPin);</text:p>
      <text:p text:style-name="Preformatted_20_Text"/>
      <text:p text:style-name="Preformatted_20_Text"><text:s text:c="2"/>tone(buzzerPin, NOTE_C6, noteDuration);</text:p>
      <text:p text:style-name="Preformatted_20_Text"><text:s text:c="2"/>delay(notePause);</text:p>
      <text:p text:style-name="Preformatted_20_Text"><text:s text:c="2"/>noTone(buzzerPin);</text:p>
      <text:p text:style-name="Preformatted_20_Text"/>
      <text:p text:style-name="Preformatted_20_Text"><text:s text:c="2"/>tone(buzzerPin, NOTE_G6, noteDuration);</text:p>
      <text:p text:style-name="Preformatted_20_Text"><text:s text:c="2"/>delay(notePause);</text:p>
      <text:p text:style-name="Preformatted_20_Text"><text:s text:c="2"/>noTone(buzzerPin);</text:p>
      <text:p text:style-name="Preformatted_20_Text"><text:s text:c="5"/></text:p>
      <text:p text:style-name="Preformatted_20_Text"><text:s text:c="2"/>delay(4000); //wait 4 seconds = 4,000 ms</text:p>
      <text:p text:style-name="Preformatted_20_Text">}</text:p>
      <text:h text:style-name="P5" text:outline-level="3"/>
      <text:h text:style-name="P4" text:outline-level="3">Step 23 – Ultrasound.ino</text:h>
      <text:p text:style-name="Preformatted_20_Text">#define echoPin 2</text:p>
      <text:p text:style-name="Preformatted_20_Text">#define trigPin 3</text:p>
      <text:p text:style-name="Preformatted_20_Text">#define SpeedOfSound 0.0343 <text:s/>// in cm-per-microsecond</text:p>
      <text:p text:style-name="Preformatted_20_Text"/>
      <text:p text:style-name="Preformatted_20_Text">void setup() {</text:p>
      <text:p text:style-name="Preformatted_20_Text"><text:s text:c="2"/>pinMode(echoPin, INPUT);</text:p>
      <text:p text:style-name="Preformatted_20_Text"><text:s text:c="2"/>pinMode(trigPin, OUTPUT);</text:p>
      <text:p text:style-name="Preformatted_20_Text"><text:s text:c="2"/>digitalWrite(trigPin, LOW);</text:p>
      <text:p text:style-name="Preformatted_20_Text"><text:s text:c="2"/>Serial.begin(9600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float echoTime, distance;</text:p>
      <text:p text:style-name="Preformatted_20_Text"/>
      <text:p text:style-name="Preformatted_20_Text"><text:s text:c="2"/>digitalWrite(trigPin, HIGH);</text:p>
      <text:p text:style-name="Preformatted_20_Text"><text:s text:c="2"/>delayMicroseconds(10);</text:p>
      <text:p text:style-name="Preformatted_20_Text"><text:s text:c="2"/>digitalWrite(trigPin, LOW);</text:p>
      <text:p text:style-name="Preformatted_20_Text"/>
      <text:p text:style-name="Preformatted_20_Text"><text:s text:c="2"/>echoTime = pulseIn(echoPin, HIGH); </text:p>
      <text:p text:style-name="Preformatted_20_Text"><text:s text:c="2"/>distance = (echoTime/2.0) * SpeedOfSound;</text:p>
      <text:p text:style-name="Preformatted_20_Text"><text:s text:c="2"/>Serial.print("distance in cm: ");</text:p>
      <text:p text:style-name="Preformatted_20_Text"><text:s text:c="2"/>Serial.println(distance);</text:p>
      <text:p text:style-name="Preformatted_20_Text"><text:s text:c="2"/>delay(200);</text:p>
      <text:p text:style-name="Preformatted_20_Text">}</text:p>
      <text:h text:style-name="P5" text:outline-level="3"/>
      <text:h text:style-name="P4" text:outline-level="3">Step 26 – OLEDtext.ino</text:h>
      <text:p text:style-name="Preformatted_20_Text">#include &lt;Wire.h&gt;</text:p>
      <text:p text:style-name="Preformatted_20_Text">#include &lt;Adafruit_GFX.h&gt;</text:p>
      <text:p text:style-name="Preformatted_20_Text">#include &lt;Adafruit_SSD1306.h&gt;</text:p>
      <text:p text:style-name="Preformatted_20_Text"/>
      <text:p text:style-name="Preformatted_20_Text">#define SCREEN_WIDTH 128 // OLED display width, in pixels</text:p>
      <text:p text:style-name="Preformatted_20_Text">#define SCREEN_HEIGHT 64 // OLED display height, in pixels</text:p>
      <text:p text:style-name="Preformatted_20_Text"/>
      <text:p text:style-name="Preformatted_20_Text">// Declaration for an SSD1306 display connected to I2C (SDA, SCL pins)</text:p>
      <text:p text:style-name="Preformatted_20_Text">Adafruit_SSD1306 display(SCREEN_WIDTH, SCREEN_HEIGHT, &amp;Wire, -1);</text:p>
      <text:p text:style-name="Preformatted_20_Text"/>
      <text:p text:style-name="Preformatted_20_Text">void setup() {</text:p>
      <text:p text:style-name="Preformatted_20_Text"><text:s text:c="2"/>Serial.begin(115200);</text:p>
      <text:p text:style-name="Preformatted_20_Text"/>
      <text:p text:style-name="Preformatted_20_Text"><text:s text:c="2"/>if(!display.begin(SSD1306_SWITCHCAPVCC, 0x3C)) { </text:p>
      <text:p text:style-name="Preformatted_20_Text"><text:s text:c="4"/>Serial.println("SSD1306 allocation failed");</text:p>
      <text:p text:style-name="Preformatted_20_Text"><text:s text:c="4"/>while(1);</text:p>
      <text:p text:style-name="Preformatted_20_Text"><text:s text:c="2"/>}</text:p>
      <text:p text:style-name="Preformatted_20_Text"><text:s text:c="2"/></text:p>
      <text:p text:style-name="Preformatted_20_Text"><text:s text:c="2"/>delay(2000);</text:p>
      <text:p text:style-name="Preformatted_20_Text"><text:s text:c="2"/>display.clearDisplay();</text:p>
      <text:p text:style-name="Preformatted_20_Text"><text:s text:c="2"/>display.setTextSize(2);</text:p>
      <text:p text:style-name="Preformatted_20_Text"><text:s text:c="2"/>display.setTextColor(WHITE);</text:p>
      <text:p text:style-name="Preformatted_20_Text"><text:s text:c="2"/>display.setCursor(10, 25);</text:p>
      <text:p text:style-name="Preformatted_20_Text"><text:s text:c="2"/>display.println("HACKERBOX"); </text:p>
      <text:p text:style-name="Preformatted_20_Text"><text:s text:c="2"/>display.display(); </text:p>
      <text:p text:style-name="Preformatted_20_Text"><text:s text:c="2"/>while(1);</text:p>
      <text:p text:style-name="Preformatted_20_Text">}</text:p>
      <text:h text:style-name="P5" text:outline-level="3"/>
      <text:h text:style-name="P4" text:outline-level="3">Step 27 – CommonCathodeRGB.ino</text:h>
      <text:p text:style-name="Preformatted_20_Text">#define RED_LED_PIN <text:s text:c="3"/>6</text:p>
      <text:p text:style-name="Preformatted_20_Text">#define GREEN_LED_PIN <text:s/>5</text:p>
      <text:p text:style-name="Preformatted_20_Text">#define BLUE_LED_PIN <text:s text:c="2"/>3</text:p>
      <text:p text:style-name="Preformatted_20_Text"/>
      <text:p text:style-name="Preformatted_20_Text">void setup() {</text:p>
      <text:p text:style-name="Preformatted_20_Text"><text:s text:c="2"/>pinMode(RED_LED_PIN, OUTPUT);</text:p>
      <text:p text:style-name="Preformatted_20_Text"><text:s text:c="2"/>pinMode(GREEN_LED_PIN, OUTPUT);</text:p>
      <text:p text:style-name="Preformatted_20_Text"><text:s text:c="2"/>pinMode(BLUE_LED_PIN, OUTPUT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RGB_LED(255, 0, 0); <text:s text:c="4"/>// Red</text:p>
      <text:p text:style-name="Preformatted_20_Text"><text:s text:c="2"/>RGB_LED(0, 255, 0); <text:s text:c="4"/>// Green</text:p>
      <text:p text:style-name="Preformatted_20_Text"><text:s text:c="2"/>RGB_LED(0, 0, 255); <text:s text:c="4"/>// Blue</text:p>
      <text:p text:style-name="Preformatted_20_Text"><text:s text:c="2"/>RGB_LED(255, 255, 125); // Purple</text:p>
      <text:p text:style-name="Preformatted_20_Text"><text:s text:c="2"/>RGB_LED(0, 255, 255); <text:s text:c="2"/>// Cyan</text:p>
      <text:p text:style-name="Preformatted_20_Text"><text:s text:c="2"/>RGB_LED(255, 0, 255); <text:s text:c="2"/>// Magenta</text:p>
      <text:p text:style-name="Preformatted_20_Text"><text:s text:c="2"/>RGB_LED(255, 255, 0); <text:s text:c="2"/>// Yellow</text:p>
      <text:p text:style-name="Preformatted_20_Text"><text:s text:c="2"/>RGB_LED(255, 255, 255); // White</text:p>
      <text:p text:style-name="Preformatted_20_Text">}</text:p>
      <text:p text:style-name="Preformatted_20_Text"/>
      <text:p text:style-name="Preformatted_20_Text">void RGB_LED(int red_LED_value, int green_LED_value, int blue_LED_value)</text:p>
      <text:p text:style-name="Preformatted_20_Text">{</text:p>
      <text:p text:style-name="Preformatted_20_Text"><text:s text:c="2"/>analogWrite(RED_LED_PIN, red_LED_value);</text:p>
      <text:p text:style-name="Preformatted_20_Text"><text:s text:c="2"/>analogWrite(GREEN_LED_PIN, green_LED_value);</text:p>
      <text:p text:style-name="Preformatted_20_Text"><text:s text:c="2"/>analogWrite(BLUE_LED_PIN, blue_LED_value);</text:p>
      <text:p text:style-name="Preformatted_20_Text"><text:s text:c="2"/>delay(2000);</text:p>
      <text:p text:style-name="Preformatted_20_Text">}</text:p>
      <text:h text:style-name="P5" text:outline-level="3"/>
      <text:h text:style-name="P4" text:outline-level="3">Step 29 – Capacitance.ino</text:h>
      <text:p text:style-name="Preformatted_20_Text">// Simple Capacitance Meter</text:p>
      <text:p text:style-name="Preformatted_20_Text">// For capacitors between 18 pF and 470 uF </text:p>
      <text:p text:style-name="Preformatted_20_Text">// Results outputs to the Arduino Serial Monitor</text:p>
      <text:p text:style-name="Preformatted_20_Text">//</text:p>
      <text:p text:style-name="Preformatted_20_Text">// Sketch from Circuit Basics:</text:p>
      <text:p text:style-name="Preformatted_20_Text">// https://www.circuitbasics.com/how-to-make-an-arduino-capacitance-meter/</text:p>
      <text:p text:style-name="Preformatted_20_Text">///////////////////////////////////////////////////////////////////////////</text:p>
      <text:p text:style-name="Preformatted_20_Text"/>
      <text:p text:style-name="Preformatted_20_Text">const int OUT_PIN = A2;</text:p>
      <text:p text:style-name="Preformatted_20_Text">const int IN_PIN = A0;</text:p>
      <text:p text:style-name="Preformatted_20_Text">const float IN_STRAY_CAP_TO_GND = 24.48;</text:p>
      <text:p text:style-name="Preformatted_20_Text">const float IN_CAP_TO_GND <text:s/>= IN_STRAY_CAP_TO_GND;</text:p>
      <text:p text:style-name="Preformatted_20_Text">const float R_PULLUP = 34.8; <text:s/></text:p>
      <text:p text:style-name="Preformatted_20_Text">const int MAX_ADC_VALUE = 1023;</text:p>
      <text:p text:style-name="Preformatted_20_Text"/>
      <text:p text:style-name="Preformatted_20_Text">void setup(){</text:p>
      <text:p text:style-name="Preformatted_20_Text"><text:s text:c="2"/>pinMode(OUT_PIN, OUTPUT);</text:p>
      <text:p text:style-name="Preformatted_20_Text"><text:s text:c="2"/>pinMode(IN_PIN, OUTPUT);</text:p>
      <text:p text:style-name="Preformatted_20_Text"><text:s text:c="2"/>Serial.begin(9600);</text:p>
      <text:p text:style-name="Preformatted_20_Text">}</text:p>
      <text:p text:style-name="Preformatted_20_Text"/>
      <text:p text:style-name="Preformatted_20_Text">void loop(){</text:p>
      <text:p text:style-name="Preformatted_20_Text"><text:s text:c="4"/>pinMode(IN_PIN, INPUT);</text:p>
      <text:p text:style-name="Preformatted_20_Text"><text:s text:c="4"/>digitalWrite(OUT_PIN, HIGH);</text:p>
      <text:p text:style-name="Preformatted_20_Text"><text:s text:c="4"/>int val = analogRead(IN_PIN);</text:p>
      <text:p text:style-name="Preformatted_20_Text"><text:s text:c="4"/>digitalWrite(OUT_PIN, LOW);</text:p>
      <text:p text:style-name="Preformatted_20_Text"/>
      <text:p text:style-name="Preformatted_20_Text"><text:s text:c="4"/>if (val &lt; 1000){</text:p>
      <text:p text:style-name="Preformatted_20_Text"><text:s text:c="6"/>pinMode(IN_PIN, OUTPUT);</text:p>
      <text:p text:style-name="Preformatted_20_Text"/>
      <text:p text:style-name="Preformatted_20_Text"><text:s text:c="6"/>float capacitance = (float)val * IN_CAP_TO_GND / (float)(MAX_ADC_VALUE - val);</text:p>
      <text:p text:style-name="Preformatted_20_Text"/>
      <text:p text:style-name="Preformatted_20_Text"><text:s text:c="6"/>Serial.print(F("Capacitance Value = "));</text:p>
      <text:p text:style-name="Preformatted_20_Text"><text:s text:c="6"/>Serial.print(capacitance, 3);</text:p>
      <text:p text:style-name="Preformatted_20_Text"><text:s text:c="6"/>Serial.print(F(" pF ("));</text:p>
      <text:p text:style-name="Preformatted_20_Text"><text:s text:c="6"/>Serial.print(val);</text:p>
      <text:p text:style-name="Preformatted_20_Text"><text:s text:c="6"/>Serial.println(F(") "));</text:p>
      <text:p text:style-name="Preformatted_20_Text"><text:s text:c="4"/>}</text:p>
      <text:p text:style-name="Preformatted_20_Text"/>
      <text:p text:style-name="Preformatted_20_Text"><text:s text:c="4"/>else{</text:p>
      <text:p text:style-name="Preformatted_20_Text"><text:s text:c="6"/>pinMode(IN_PIN, OUTPUT);</text:p>
      <text:p text:style-name="Preformatted_20_Text"><text:s text:c="6"/>delay(1); </text:p>
      <text:p text:style-name="Preformatted_20_Text"><text:s text:c="6"/>pinMode(OUT_PIN, INPUT_PULLUP);</text:p>
      <text:p text:style-name="Preformatted_20_Text"><text:s text:c="6"/>unsigned long u1 = micros();</text:p>
      <text:p text:style-name="Preformatted_20_Text"><text:s text:c="6"/>unsigned long t;</text:p>
      <text:p text:style-name="Preformatted_20_Text"><text:s text:c="6"/>int digVal;</text:p>
      <text:p text:style-name="Preformatted_20_Text"/>
      <text:p text:style-name="Preformatted_20_Text"><text:s text:c="6"/>do{</text:p>
      <text:p text:style-name="Preformatted_20_Text"><text:s text:c="8"/>digVal = digitalRead(OUT_PIN);</text:p>
      <text:p text:style-name="Preformatted_20_Text"><text:s text:c="8"/>unsigned long u2 = micros();</text:p>
      <text:p text:style-name="Preformatted_20_Text"><text:s text:c="8"/>t = u2 &gt; u1 ? u2 - u1 : u1 - u2;</text:p>
      <text:p text:style-name="Preformatted_20_Text"><text:s text:c="6"/>} while ((digVal &lt; 1) &amp;&amp; (t &lt; 400000L));</text:p>
      <text:p text:style-name="Preformatted_20_Text"><text:soft-page-break/></text:p>
      <text:p text:style-name="Preformatted_20_Text"><text:s text:c="6"/>pinMode(OUT_PIN, INPUT); <text:s/></text:p>
      <text:p text:style-name="Preformatted_20_Text"><text:s text:c="6"/>val = analogRead(OUT_PIN);</text:p>
      <text:p text:style-name="Preformatted_20_Text"><text:s text:c="6"/>digitalWrite(IN_PIN, HIGH);</text:p>
      <text:p text:style-name="Preformatted_20_Text"><text:s text:c="6"/>int dischargeTime = (int)(t / 1000L) * 5; </text:p>
      <text:p text:style-name="Preformatted_20_Text"><text:s text:c="6"/>delay(dischargeTime); <text:s text:c="2"/></text:p>
      <text:p text:style-name="Preformatted_20_Text"><text:s text:c="6"/>pinMode(OUT_PIN, OUTPUT); <text:s/></text:p>
      <text:p text:style-name="Preformatted_20_Text"><text:s text:c="6"/>digitalWrite(OUT_PIN, LOW);</text:p>
      <text:p text:style-name="Preformatted_20_Text"><text:s text:c="6"/>digitalWrite(IN_PIN, LOW);</text:p>
      <text:p text:style-name="Preformatted_20_Text"/>
      <text:p text:style-name="Preformatted_20_Text"><text:s text:c="6"/>float capacitance = -(float)t / R_PULLUP / log(1.0 - (float)val / (float)MAX_ADC_VALUE);</text:p>
      <text:p text:style-name="Preformatted_20_Text"/>
      <text:p text:style-name="Preformatted_20_Text"><text:s text:c="6"/>Serial.print(F("Capacitance Value = "));</text:p>
      <text:p text:style-name="Preformatted_20_Text"><text:s text:c="6"/>if (capacitance &gt; 1000.0){</text:p>
      <text:p text:style-name="Preformatted_20_Text"><text:s text:c="8"/>Serial.print(capacitance / 1000.0, 2);</text:p>
      <text:p text:style-name="Preformatted_20_Text"><text:s text:c="8"/>Serial.print(F(" uF"));</text:p>
      <text:p text:style-name="Preformatted_20_Text"><text:s text:c="6"/>}</text:p>
      <text:p text:style-name="Preformatted_20_Text"><text:s text:c="6"/>else{</text:p>
      <text:p text:style-name="Preformatted_20_Text"><text:s text:c="8"/>Serial.print(capacitance, 2);</text:p>
      <text:p text:style-name="Preformatted_20_Text"><text:s text:c="8"/>Serial.print(F(" nF"));</text:p>
      <text:p text:style-name="Preformatted_20_Text"><text:s text:c="6"/>}</text:p>
      <text:p text:style-name="Preformatted_20_Text"/>
      <text:p text:style-name="Preformatted_20_Text"><text:s text:c="6"/>Serial.print(F(" ("));</text:p>
      <text:p text:style-name="Preformatted_20_Text"><text:s text:c="6"/>Serial.print(digVal == 1 ? F("Normal") : F("HighVal"));</text:p>
      <text:p text:style-name="Preformatted_20_Text"><text:s text:c="6"/>Serial.print(F(", t= "));</text:p>
      <text:p text:style-name="Preformatted_20_Text"><text:s text:c="6"/>Serial.print(t);</text:p>
      <text:p text:style-name="Preformatted_20_Text"><text:s text:c="6"/>Serial.print(F(" us, ADC= "));</text:p>
      <text:p text:style-name="Preformatted_20_Text"><text:s text:c="6"/>Serial.print(val);</text:p>
      <text:p text:style-name="Preformatted_20_Text"><text:s text:c="6"/>Serial.println(F(")"));</text:p>
      <text:p text:style-name="Preformatted_20_Text"><text:s text:c="4"/>}</text:p>
      <text:p text:style-name="Preformatted_20_Text"><text:s text:c="4"/>while (millis() % 1000 != 0); <text:s text:c="3"/></text:p>
      <text:p text:style-name="Preformatted_20_Text">}</text:p>
      <text:h text:style-name="P5" text:outline-level="3"/>
      <text:h text:style-name="P4" text:outline-level="3">Step 31 – DiodeTest.ino</text:h>
      <text:p text:style-name="Preformatted_20_Text">////////////////////////////////////////////////////////////</text:p>
      <text:p text:style-name="Preformatted_20_Text">//</text:p>
      <text:p text:style-name="Preformatted_20_Text">// Measure direction of current flow between pins A1 and A2 </text:p>
      <text:p text:style-name="Preformatted_20_Text">//</text:p>
      <text:p text:style-name="Preformatted_20_Text">// (Requires two 1K voltage sensing resistors)</text:p>
      <text:p text:style-name="Preformatted_20_Text">//</text:p>
      <text:p text:style-name="Preformatted_20_Text">////////////////////////////////////////////////////////////</text:p>
      <text:p text:style-name="Preformatted_20_Text"/>
      <text:p text:style-name="Preformatted_20_Text">#define A1_R A0 <text:s/>//Pin A0 controls the 1K resistor on A1</text:p>
      <text:p text:style-name="Preformatted_20_Text">#define A2_R A3 <text:s/>//Pin A3 controls the 1K resistor on A2</text:p>
      <text:p text:style-name="Preformatted_20_Text"/>
      <text:p text:style-name="Preformatted_20_Text">void setup() {</text:p>
      <text:p text:style-name="Preformatted_20_Text"><text:s text:c="2"/>Serial.begin(9600);</text:p>
      <text:p text:style-name="Preformatted_20_Text">}</text:p>
      <text:p text:style-name="Preformatted_20_Text"/>
      <text:p text:style-name="Preformatted_20_Text">void loop() {</text:p>
      <text:p text:style-name="Preformatted_20_Text"/>
      <text:p text:style-name="Preformatted_20_Text"><text:s text:c="2"/>float V1TO2, V2TO1;</text:p>
      <text:p text:style-name="Preformatted_20_Text"/>
      <text:p text:style-name="Preformatted_20_Text"><text:s text:c="2"/>// FIRST: measure the voltage between A1 to A2</text:p>
      <text:p text:style-name="Preformatted_20_Text"><text:s text:c="2"/>// Connect A2 to GND through the 1K resistor at A3</text:p>
      <text:p text:style-name="Preformatted_20_Text"><text:s text:c="2"/>pinMode(A2, INPUT);</text:p>
      <text:p text:style-name="Preformatted_20_Text"><text:s text:c="2"/>pinMode(A2_R, OUTPUT); <text:s text:c="2"/></text:p>
      <text:p text:style-name="Preformatted_20_Text"><text:s text:c="2"/>digitalWrite(A2_R, 0);</text:p>
      <text:p text:style-name="Preformatted_20_Text"><text:s text:c="2"/>// Connect A1 directly to 5V</text:p>
      <text:p text:style-name="Preformatted_20_Text"><text:s text:c="2"/>pinMode(A1_R, INPUT); </text:p>
      <text:p text:style-name="Preformatted_20_Text"><text:s text:c="2"/>pinMode(A1, OUTPUT); </text:p>
      <text:p text:style-name="Preformatted_20_Text"><text:s text:c="2"/>digitalWrite(A1, 1);</text:p>
      <text:p text:style-name="Preformatted_20_Text"><text:s text:c="2"/>// Read voltage at A2 </text:p>
      <text:p text:style-name="Preformatted_20_Text"><text:s text:c="2"/>delay(100);</text:p>
      <text:p text:style-name="Preformatted_20_Text"><text:s text:c="2"/>V1TO2 = 5-5*((float)analogRead(A2)/1023);</text:p>
      <text:p text:style-name="Preformatted_20_Text"><text:s text:c="2"/>Serial.print("Voltage difference between A1 and A2: ");</text:p>
      <text:p text:style-name="Preformatted_20_Text"><text:s text:c="2"/>Serial.print(V1TO2);</text:p>
      <text:p text:style-name="Preformatted_20_Text"><text:s text:c="2"/>if (V1TO2 &lt; 3)</text:p>
      <text:p text:style-name="Preformatted_20_Text"><text:s text:c="4"/>Serial.println(" - current is flowing from A1 to A2");</text:p>
      <text:p text:style-name="Preformatted_20_Text"><text:s text:c="2"/>else </text:p>
      <text:p text:style-name="Preformatted_20_Text"><text:s text:c="4"/>Serial.println(" - current is not flowing from A1 to A2");</text:p>
      <text:p text:style-name="Preformatted_20_Text"><text:s text:c="4"/></text:p>
      <text:p text:style-name="Preformatted_20_Text"><text:s text:c="2"/>delay(3000);</text:p>
      <text:p text:style-name="Preformatted_20_Text"/>
      <text:p text:style-name="Preformatted_20_Text"><text:s text:c="2"/>// SECOND: measure the voltage between A2 to A1</text:p>
      <text:p text:style-name="Preformatted_20_Text"><text:s text:c="2"/>// Connect A2 directly to 5V</text:p>
      <text:p text:style-name="Preformatted_20_Text"><text:s text:c="2"/>pinMode(A2_R, INPUT); </text:p>
      <text:p text:style-name="Preformatted_20_Text"><text:s text:c="2"/>pinMode(A2, OUTPUT); </text:p>
      <text:p text:style-name="Preformatted_20_Text"><text:s text:c="2"/>digitalWrite(A2, 1);</text:p>
      <text:p text:style-name="Preformatted_20_Text"><text:s text:c="2"/>// Connect A1 to GND through the 1K resistor at A0</text:p>
      <text:p text:style-name="Preformatted_20_Text"><text:s text:c="2"/>pinMode(A1, INPUT);</text:p>
      <text:p text:style-name="Preformatted_20_Text"><text:s text:c="2"/>pinMode(A1_R, OUTPUT); <text:s text:c="2"/></text:p>
      <text:p text:style-name="Preformatted_20_Text"><text:s text:c="2"/>digitalWrite(A1_R, 0);</text:p>
      <text:p text:style-name="Preformatted_20_Text"><text:s text:c="2"/>// Read voltage at A1</text:p>
      <text:p text:style-name="Preformatted_20_Text"><text:s text:c="2"/>delay(100);</text:p>
      <text:p text:style-name="Preformatted_20_Text"><text:s text:c="2"/>V2TO1 = 5-5*((float)analogRead(A1)/1023);</text:p>
      <text:p text:style-name="Preformatted_20_Text"><text:s text:c="2"/>Serial.print("Voltage difference between A2 and A1: ");</text:p>
      <text:p text:style-name="Preformatted_20_Text"><text:soft-page-break/><text:s text:c="2"/>Serial.print(V2TO1);</text:p>
      <text:p text:style-name="Preformatted_20_Text"><text:s text:c="2"/>if (V2TO1 &lt; 3)</text:p>
      <text:p text:style-name="Preformatted_20_Text"><text:s text:c="4"/>Serial.println(" - current is flowing from A2 to A1");</text:p>
      <text:p text:style-name="Preformatted_20_Text"><text:s text:c="2"/>else </text:p>
      <text:p text:style-name="Preformatted_20_Text"><text:s text:c="4"/>Serial.println(" - current is not flowing from A2 to A1");</text:p>
      <text:p text:style-name="Preformatted_20_Text"/>
      <text:p text:style-name="Preformatted_20_Text"><text:s text:c="2"/>delay(3000);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1498eb"/>
    </style:style>
    <style:style style:name="MT1" style:family="text">
      <style:text-properties officeooo:rsid="001498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ppendix A – Arduino Code<text:tab/><text:span text:style-name="MT1">Page </text:span><text:bookmark-start text:name="PageNumWizard_FOOTER_Default Page Style3"/><text:span text:style-name="MT1"><text:page-number text:select-page="current">105</text:page-number></text:span><text:bookmark-end text:name="PageNumWizard_FOOTER_Default Page Style3"/><text:span text:style-name="MT1"><text:tab/>HackerBox Basic Workshop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2:18:39.708143014</meta:creation-date>
    <dc:date>2024-10-31T22:45:21.310710589</dc:date>
    <meta:editing-duration>PT11M21S</meta:editing-duration>
    <meta:editing-cycles>1</meta:editing-cycles>
    <meta:document-statistic meta:table-count="0" meta:image-count="0" meta:object-count="0" meta:page-count="13" meta:paragraph-count="370" meta:word-count="1183" meta:character-count="9919" meta:non-whitespace-character-count="8243"/>
    <meta:generator>LibreOffice/24.2.6.2$Linux_X86_64 LibreOffice_project/420$Build-2</meta:generator>
  </office:meta>
</office:document-meta>
</file>